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4.533cm"/>
    </style:style>
    <style:style style:name="co8" style:family="table-column">
      <style:table-column-properties fo:break-before="auto" style:column-width="6.3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Arial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5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16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17" style:family="table-cell" style:parent-style-name="Default" style:data-style-name="N109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2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10"/>
        <table:table-column table:style-name="co5" table:default-cell-style-name="ce10"/>
        <table:table-column table:style-name="co4" table:default-cell-style-name="ce7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6" table:default-cell-style-name="ce7"/>
        <table:table-column table:style-name="co4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73">
            <text:p>73</text:p>
          </table:table-cell>
          <table:table-cell table:style-name="ce9" table:formula="of:=SUM([.C4:.C12])" office:value-type="currency" office:currency="EUR" office:value="43.9116666666667">
            <text:p>43,91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67.748">
            <text:p>67,75 €</text:p>
          </table:table-cell>
          <table:table-cell table:style-name="ce3" table:formula="of:=SUM([.F4:.F12])" office:value-type="currency" office:currency="EUR" office:value="44.0333333333333">
            <text:p>44,03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52.84">
            <text:p>52,84 €</text:p>
          </table:table-cell>
          <table:table-cell table:style-name="ce3" table:formula="of:=SUM([.I4:.I12])" office:value-type="currency" office:currency="EUR" office:value="87.945">
            <text:p>87,95 €</text:p>
          </table:table-cell>
          <table:table-cell table:style-name="ce3" table:formula="of:=SUM([.J4:.J12])" office:value-type="currency" office:currency="EUR" office:value="120.588">
            <text:p>120,5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8.65" office:value-type="currency" office:currency="EUR" office:value="18.65">
            <text:p>18,6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22.38">
            <text:p>22,3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21.775">
            <text:p>21,78 €</text:p>
          </table:table-cell>
          <table:table-cell table:formula="of:=SUM([.E4];[.H4])" office:value-type="currency" office:currency="EUR" office:value="26.13">
            <text:p>26,1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.36" office:value-type="currency" office:currency="EUR" office:value="5.36">
            <text:p>5,36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6.432">
            <text:p>6,43 €</text:p>
          </table:table-cell>
          <table:table-cell table:formula="of:=24.55" office:value-type="currency" office:currency="EUR" office:value="24.55">
            <text:p>24,55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29.46">
            <text:p>29,46 €</text:p>
          </table:table-cell>
          <table:table-cell table:formula="of:=SUM([.C5];[.F5])" office:value-type="currency" office:currency="EUR" office:value="29.91">
            <text:p>29,91 €</text:p>
          </table:table-cell>
          <table:table-cell table:formula="of:=SUM([.E5];[.H5])" office:value-type="currency" office:currency="EUR" office:value="35.892">
            <text:p>35,89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plexiglas-shop.com/fr/produits/plexiglas-xt/ro0a070gt.html?force_sid=pjnoe9naosi899d2bqidcbit0j">https://www.plexiglas-shop.com/fr/produits/plexiglas-xt/ro0a070gt.html?force_sid=pjnoe9naosi899d2bqidcbit0j</text:a></text:span></text:p>
          </table:table-cell>
        </table:table-row>
        <table:table-row table:style-name="ro1">
          <table:table-cell office:value-type="string">
            <text:p>part_ecrou_6m</text:p>
          </table:table-cell>
          <table:table-cell table:formula="of:=22+20" office:value-type="float" office:value="42">
            <text:p>42</text:p>
          </table:table-cell>
          <table:table-cell table:formula="of:=0.037" office:value-type="currency" office:currency="EUR" office:value="0.037">
            <text:p>0,04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.8648">
            <text:p>1,8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1.2">
            <text:p>1,20 €</text:p>
          </table:table-cell>
          <table:table-cell table:formula="of:=SUM([.C6];[.F6])" office:value-type="currency" office:currency="EUR" office:value="1.037">
            <text:p>1,04 €</text:p>
          </table:table-cell>
          <table:table-cell table:formula="of:=SUM([.E6];[.H6])" office:value-type="currency" office:currency="EUR" office:value="3.0648">
            <text:p>3,0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office:value-type="string">
            <text:p>part_vis_metal_m6_30l</text:p>
          </table:table-cell>
          <table:table-cell table:formula="of:=6" office:value-type="float" office:value="6">
            <text:p>6</text:p>
          </table:table-cell>
          <table:table-cell table:formula="of:=0.092" office:value-type="currency" office:currency="EUR" office:value="0.092">
            <text:p>0,09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.6624">
            <text:p>0,6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2">
            <text:p>1,20 €</text:p>
          </table:table-cell>
          <table:table-cell table:formula="of:=SUM([.C8];[.F8])" office:value-type="currency" office:currency="EUR" office:value="1.092">
            <text:p>1,09 €</text:p>
          </table:table-cell>
          <table:table-cell table:formula="of:=SUM([.E8];[.H8])" office:value-type="currency" office:currency="EUR" office:value="1.8624">
            <text:p>1,8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formula="of:=8+6" office:value-type="float" office:value="14">
            <text:p>14</text:p>
          </table:table-cell>
          <table:table-cell table:formula="of:=0.236" office:value-type="currency" office:currency="EUR" office:value="0.236">
            <text:p>0,24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3.9648">
            <text:p>3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">
            <text:p>1,20 €</text:p>
          </table:table-cell>
          <table:table-cell table:formula="of:=SUM([.C9];[.F9])" office:value-type="currency" office:currency="EUR" office:value="1.236">
            <text:p>1,24 €</text:p>
          </table:table-cell>
          <table:table-cell table:formula="of:=SUM([.E9];[.H9])" office:value-type="currency" office:currency="EUR" office:value="5.1648">
            <text:p>5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1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3" table:style-name="ta1" table:print="false">
        <table:table-column table:style-name="co7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77">
            <text:p>77</text:p>
          </table:table-cell>
          <table:table-cell table:style-name="ce3" table:formula="of:=SUM([.C4:.C15])" office:value-type="currency" office:currency="EUR" office:value="65.71">
            <text:p>65,71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01.086">
            <text:p>101,09 €</text:p>
          </table:table-cell>
          <table:table-cell table:style-name="ce3" table:formula="of:=SUM([.F4:.F15])" office:value-type="currency" office:currency="EUR" office:value="34.3">
            <text:p>34,30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41.16">
            <text:p>41,16 €</text:p>
          </table:table-cell>
          <table:table-cell table:style-name="ce3" table:formula="of:=SUM([.I4:.I15])" office:value-type="currency" office:currency="EUR" office:value="100.01">
            <text:p>100,01 €</text:p>
          </table:table-cell>
          <table:table-cell table:style-name="ce3" table:formula="of:=SUM([.J4:.J15])" office:value-type="currency" office:currency="EUR" office:value="142.246">
            <text:p>142,25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4.15" office:value-type="currency" office:currency="EUR" office:value="14.15">
            <text:p>14,1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16.98">
            <text:p>16,9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17.275">
            <text:p>17,28 €</text:p>
          </table:table-cell>
          <table:table-cell table:formula="of:=SUM([.E4];[.H4])" office:value-type="currency" office:currency="EUR" office:value="20.73">
            <text:p>20,7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_inox</text:p>
          </table:table-cell>
          <table:table-cell table:formula="of:=2" office:value-type="float" office:value="2">
            <text:p>2</text:p>
          </table:table-cell>
          <table:table-cell table:formula="of:=7.18/1.2" office:value-type="currency" office:currency="EUR" office:value="5.98333333333333">
            <text:p>5,98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14.36">
            <text:p>14,36 €</text:p>
          </table:table-cell>
          <table:table-cell table:formula="of:=17.78/1.2" office:value-type="currency" office:currency="EUR" office:value="14.8166666666667">
            <text:p>14,82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17.78">
            <text:p>17,78 €</text:p>
          </table:table-cell>
          <table:table-cell table:formula="of:=SUM([.C5];[.F5])" office:value-type="currency" office:currency="EUR" office:value="20.8">
            <text:p>20,80 €</text:p>
          </table:table-cell>
          <table:table-cell table:formula="of:=SUM([.E5];[.H5])" office:value-type="currency" office:currency="EUR" office:value="32.14">
            <text:p>32,14 €</text:p>
          </table:table-cell>
          <table:table-cell table:formula="of:=7*24*60" office:value-type="float" office:value="10080">
            <text:p>10080</text:p>
          </table:table-cell>
          <table:table-cell table:style-name="ce14"/>
        </table:table-row>
        <table:table-row table:style-name="ro3">
          <table:table-cell table:style-name="ce15" office:value-type="string">
            <text:p>part_ecrou_6m</text:p>
          </table:table-cell>
          <table:table-cell table:style-name="ce16" table:formula="of:=22+20" office:value-type="float" office:value="42">
            <text:p>42</text:p>
          </table:table-cell>
          <table:table-cell table:style-name="ce17" table:formula="of:=0.037" office:value-type="currency" office:currency="EUR" office:value="0.037">
            <text:p>0,0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6]*[.C6]*(1+[.D6]/100)" office:value-type="currency" office:currency="EUR" office:value="1.8648">
            <text:p>1,8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6]*(1+[.G6]/100)" office:value-type="currency" office:currency="EUR" office:value="1.2">
            <text:p>1,20 €</text:p>
          </table:table-cell>
          <table:table-cell table:style-name="ce17" table:formula="of:=SUM([.C6];[.F6])" office:value-type="currency" office:currency="EUR" office:value="1.037">
            <text:p>1,04 €</text:p>
          </table:table-cell>
          <table:table-cell table:style-name="ce17" table:formula="of:=SUM([.E6];[.H6])" office:value-type="currency" office:currency="EUR" office:value="3.0648">
            <text:p>3,0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3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table:style-name="ce15" office:value-type="string">
            <text:p>part_vis_metal_m6_30l</text:p>
          </table:table-cell>
          <table:table-cell table:style-name="ce16" table:formula="of:=6" office:value-type="float" office:value="6">
            <text:p>6</text:p>
          </table:table-cell>
          <table:table-cell table:style-name="ce17" table:formula="of:=0.092" office:value-type="currency" office:currency="EUR" office:value="0.092">
            <text:p>0,09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8]*[.C8]*(1+[.D8]/100)" office:value-type="currency" office:currency="EUR" office:value="0.6624">
            <text:p>0,6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8]*(1+[.G8]/100)" office:value-type="currency" office:currency="EUR" office:value="1.2">
            <text:p>1,20 €</text:p>
          </table:table-cell>
          <table:table-cell table:style-name="ce17" table:formula="of:=SUM([.C8];[.F8])" office:value-type="currency" office:currency="EUR" office:value="1.092">
            <text:p>1,09 €</text:p>
          </table:table-cell>
          <table:table-cell table:style-name="ce17" table:formula="of:=SUM([.E8];[.H8])" office:value-type="currency" office:currency="EUR" office:value="1.8624">
            <text:p>1,8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3">
          <table:table-cell table:style-name="ce15" office:value-type="string">
            <text:p>part_vis_metal_m6_70l</text:p>
          </table:table-cell>
          <table:table-cell table:style-name="ce16" table:formula="of:=8+6" office:value-type="float" office:value="14">
            <text:p>14</text:p>
          </table:table-cell>
          <table:table-cell table:style-name="ce17" table:formula="of:=0.236" office:value-type="currency" office:currency="EUR" office:value="0.236">
            <text:p>0,24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B9]*[.C9]*(1+[.D9]/100)" office:value-type="currency" office:currency="EUR" office:value="3.9648">
            <text:p>3,96 €</text:p>
          </table:table-cell>
          <table:table-cell table:style-name="ce17" table:formula="of:=1" office:value-type="currency" office:currency="EUR" office:value="1">
            <text:p>1,00 €</text:p>
          </table:table-cell>
          <table:table-cell table:style-name="ce16" table:formula="of:=20" office:value-type="float" office:value="20">
            <text:p>20</text:p>
          </table:table-cell>
          <table:table-cell table:style-name="ce17" table:formula="of:=[.F9]*(1+[.G9]/100)" office:value-type="currency" office:currency="EUR" office:value="1.2">
            <text:p>1,20 €</text:p>
          </table:table-cell>
          <table:table-cell table:style-name="ce17" table:formula="of:=SUM([.C9];[.F9])" office:value-type="currency" office:currency="EUR" office:value="1.236">
            <text:p>1,24 €</text:p>
          </table:table-cell>
          <table:table-cell table:style-name="ce17" table:formula="of:=SUM([.E9];[.H9])" office:value-type="currency" office:currency="EUR" office:value="5.1648">
            <text:p>5,16 €</text:p>
          </table:table-cell>
          <table:table-cell table:style-name="ce16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3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3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5" table:style-name="ta1" table:print="false">
        <table:table-column table:style-name="co1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3])" office:value-type="float" office:value="103">
            <text:p>103</text:p>
          </table:table-cell>
          <table:table-cell table:style-name="ce3" table:formula="of:=SUM([.C4:.C13])" office:value-type="currency" office:currency="EUR" office:value="159.890333333333">
            <text:p>159,89 €</text:p>
          </table:table-cell>
          <table:table-cell table:style-name="ce3" office:value-type="string">
            <text:p>-</text:p>
          </table:table-cell>
          <table:table-cell table:style-name="ce3" table:formula="of:=SUM([.E4:.E13])" office:value-type="currency" office:currency="EUR" office:value="338.4796">
            <text:p>338,48 €</text:p>
          </table:table-cell>
          <table:table-cell table:style-name="ce3" table:formula="of:=SUM([.F4:.F13])" office:value-type="currency" office:currency="EUR" office:value="44.4966666666667">
            <text:p>44,50 €</text:p>
          </table:table-cell>
          <table:table-cell table:style-name="ce3" office:value-type="string">
            <text:p>-</text:p>
          </table:table-cell>
          <table:table-cell table:style-name="ce3" table:formula="of:=SUM([.H4:.H13])" office:value-type="currency" office:currency="EUR" office:value="53.396">
            <text:p>53,40 €</text:p>
          </table:table-cell>
          <table:table-cell table:style-name="ce3" table:formula="of:=SUM([.I4:.I13])" office:value-type="currency" office:currency="EUR" office:value="204.387">
            <text:p>204,39 €</text:p>
          </table:table-cell>
          <table:table-cell table:style-name="ce3" table:formula="of:=SUM([.J4:.J13])" office:value-type="currency" office:currency="EUR" office:value="391.8756">
            <text:p>391,88 €</text:p>
          </table:table-cell>
          <table:table-cell table:style-name="ce3" table:formula="of:=SUM([.K4:.K13])" office:value-type="float" office:value="100800">
            <text:p>10080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1">
          <table:table-cell office:value-type="string">
            <text:p>part_tube_plexiglass</text:p>
          </table:table-cell>
          <table:table-cell table:formula="of:=1" office:value-type="float" office:value="1">
            <text:p>1</text:p>
          </table:table-cell>
          <table:table-cell table:formula="of:=13.68" office:value-type="currency" office:currency="EUR" office:value="13.68">
            <text:p>13,68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16.416">
            <text:p>16,42 €</text:p>
          </table:table-cell>
          <table:table-cell table:formula="of:=24.8+4.96" office:value-type="currency" office:currency="EUR" office:value="29.76">
            <text:p>29,76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35.712">
            <text:p>35,71 €</text:p>
          </table:table-cell>
          <table:table-cell table:formula="of:=SUM([.C7];[.F7])" office:value-type="currency" office:currency="EUR" office:value="43.44">
            <text:p>43,44 €</text:p>
          </table:table-cell>
          <table:table-cell table:formula="of:=SUM([.E7];[.H7])" office:value-type="currency" office:currency="EUR" office:value="52.128">
            <text:p>52,13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plexiglas-shop.com/fr/produits/plexiglas-xt/ro0a070gt.html?varselid%5B0%5D=381513558a7c9f58c28834ecdf8b161f">https://www.plexiglas-shop.com/fr/produits/plexiglas-xt/ro0a070gt.html?varselid%5B0%5D=381513558a7c9f58c28834ecdf8b161f</text:a></text:p>
          </table:table-cell>
        </table:table-row>
        <table:table-row table:style-name="ro3">
          <table:table-cell office:value-type="string">
            <text:p>part_ecrou_10m</text:p>
          </table:table-cell>
          <table:table-cell table:formula="of:=18+18" office:value-type="float" office:value="36">
            <text:p>36</text:p>
          </table:table-cell>
          <table:table-cell table:formula="of:=0.11" office:value-type="currency" office:currency="EUR" office:value="0.11">
            <text:p>0,11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4.752">
            <text:p>4,75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947">
            <text:p>1,95 €</text:p>
          </table:table-cell>
          <table:table-cell table:formula="of:=SUM([.C8];[.F8])" office:value-type="currency" office:currency="EUR" office:value="1.7325">
            <text:p>1,73 €</text:p>
          </table:table-cell>
          <table:table-cell table:formula="of:=SUM([.E8];[.H8])" office:value-type="currency" office:currency="EUR" office:value="6.699">
            <text:p>6,7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0-brut-din-934.html">https://www.visseriefixations.fr/ecrous/ecrous-hexagonaux/ecrou-hexagonal-hu/ecrou-hu-acier-brut-din-934/ecrou-hu-acier-brut-classe-8-din-934/ecrou-hu-m10-brut-din-934.html</text:a></text:p>
          </table:table-cell>
        </table:table-row>
        <table:table-row table:style-name="ro3">
          <table:table-cell office:value-type="string">
            <text:p>part_vis_metal_m10_120l</text:p>
          </table:table-cell>
          <table:table-cell table:formula="of:=6+6" office:value-type="float" office:value="12">
            <text:p>12</text:p>
          </table:table-cell>
          <table:table-cell table:formula="of:=2.074" office:value-type="currency" office:currency="EUR" office:value="2.074">
            <text:p>2,07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29.8656">
            <text:p>29,87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947">
            <text:p>1,95 €</text:p>
          </table:table-cell>
          <table:table-cell table:formula="of:=SUM([.C9];[.F9])" office:value-type="currency" office:currency="EUR" office:value="3.6965">
            <text:p>3,70 €</text:p>
          </table:table-cell>
          <table:table-cell table:formula="of:=SUM([.E9];[.H9])" office:value-type="currency" office:currency="EUR" office:value="31.8126">
            <text:p>31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120-acier-8-8-noir-ef-din-933.html">https://www.visseriefixations.fr/vis-a-tete-hexagonale/vis-a-tete-hexagonale-standard/acier-8-8-noir/th-acier-8-8-noir-filetage-total-din-933/th-m10x120-acier-8-8-noir-ef-din-933.html</text:a></text:p>
          </table:table-cell>
        </table:table-row>
        <table:table-row table:style-name="ro3">
          <table:table-cell office:value-type="string">
            <text:p>part_rondelle_10m</text:p>
          </table:table-cell>
          <table:table-cell table:formula="of:=24+18" office:value-type="float" office:value="42">
            <text:p>42</text:p>
          </table:table-cell>
          <table:table-cell table:formula="of:=0.062" office:value-type="currency" office:currency="EUR" office:value="0.062">
            <text:p>0,06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3.1248">
            <text:p>3,12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.947">
            <text:p>1,95 €</text:p>
          </table:table-cell>
          <table:table-cell table:formula="of:=SUM([.C10];[.F10])" office:value-type="currency" office:currency="EUR" office:value="1.6845">
            <text:p>1,68 €</text:p>
          </table:table-cell>
          <table:table-cell table:formula="of:=SUM([.E10];[.H10])" office:value-type="currency" office:currency="EUR" office:value="5.0718">
            <text:p>5,0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0-z-blanc-nfe-25513.html">https://www.visseriefixations.fr/rondelles-circlips/rondelles-plates/sans-chanfrein/serie-etroite-z/acier/rondelle-z-acier-zingue-blanc-nfe-25513/rondelle-z-0-10-z-blanc-nfe-25513.html</text:a></text:p>
          </table:table-cell>
        </table:table-row>
        <table:table-row table:style-name="ro3">
          <table:table-cell office:value-type="string">
            <text:p>part_vis_metal_m10_30l</text:p>
          </table:table-cell>
          <table:table-cell table:formula="of:=6" office:value-type="float" office:value="6">
            <text:p>6</text:p>
          </table:table-cell>
          <table:table-cell table:formula="of:=0.316" office:value-type="currency" office:currency="EUR" office:value="0.316">
            <text:p>0,3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2.2752">
            <text:p>2,28 €</text:p>
          </table:table-cell>
          <table:table-cell table:formula="of:=6.49/4" office:value-type="currency" office:currency="EUR" office:value="1.6225">
            <text:p>1,6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947">
            <text:p>1,95 €</text:p>
          </table:table-cell>
          <table:table-cell table:formula="of:=SUM([.C11];[.F11])" office:value-type="currency" office:currency="EUR" office:value="1.9385">
            <text:p>1,94 €</text:p>
          </table:table-cell>
          <table:table-cell table:formula="of:=SUM([.E11];[.H11])" office:value-type="currency" office:currency="EUR" office:value="4.2222">
            <text:p>4,2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0x30-acier-8-8-noir-ef-din-933.html">https://www.visseriefixations.fr/vis-a-tete-hexagonale/vis-a-tete-hexagonale-standard/acier-8-8-noir/th-acier-8-8-noir-filetage-total-din-933/th-m10x30-acier-8-8-noir-ef-din-933.html</text:a></text:p>
          </table:table-cell>
        </table:table-row>
        <table:table-row table:style-name="ro3">
          <table:table-cell office:value-type="string">
            <text:p>part_bottom_support</text:p>
          </table:table-cell>
          <table:table-cell table:formula="of:=2" office:value-type="float" office:value="2">
            <text:p>2</text:p>
          </table:table-cell>
          <table:table-cell table:formula="of:=91.39" office:value-type="currency" office:currency="EUR" office:value="91.39">
            <text:p>91,39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19.336">
            <text:p>219,34 €</text:p>
          </table:table-cell>
          <table:table-cell table:formula="of:=11.66/2" office:value-type="currency" office:currency="EUR" office:value="5.83">
            <text:p>5,83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6.996">
            <text:p>7,00 €</text:p>
          </table:table-cell>
          <table:table-cell table:formula="of:=SUM([.C12];[.F12])" office:value-type="currency" office:currency="EUR" office:value="97.22">
            <text:p>97,22 €</text:p>
          </table:table-cell>
          <table:table-cell table:formula="of:=SUM([.E12];[.H12])" office:value-type="currency" office:currency="EUR" office:value="226.332">
            <text:p>226,3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6" table:style-name="ta1" table:print="false">
        <table:table-column table:style-name="co8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5">
            <text:p>5</text:p>
          </table:table-cell>
          <table:table-cell table:style-name="ce3" table:formula="of:=SUM([.C4:.C12])" office:value-type="currency" office:currency="EUR" office:value="37.675">
            <text:p>37,68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45.21">
            <text:p>45,21 €</text:p>
          </table:table-cell>
          <table:table-cell table:style-name="ce3" table:formula="of:=SUM([.F4:.F12])" office:value-type="currency" office:currency="EUR" office:value="0">
            <text:p>0,00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0">
            <text:p>0,00 €</text:p>
          </table:table-cell>
          <table:table-cell table:style-name="ce3" table:formula="of:=SUM([.I4:.I12])" office:value-type="currency" office:currency="EUR" office:value="37.675">
            <text:p>37,68 €</text:p>
          </table:table-cell>
          <table:table-cell table:style-name="ce3" table:formula="of:=SUM([.J4:.J12])" office:value-type="currency" office:currency="EUR" office:value="45.21">
            <text:p>45,21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tube_plexiglass</text:p>
          </table:table-cell>
          <table:table-cell table:number-columns-repeated="2"/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0">
            <text:p>0,00 €</text:p>
          </table:table-cell>
          <table:table-cell table:formula="of:=SUM([.E7];[.H7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3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0">
            <text:p>0,00 €</text:p>
          </table:table-cell>
          <table:table-cell table:formula="of:=SUM([.E8];[.H8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3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0">
            <text:p>0,00 €</text:p>
          </table:table-cell>
          <table:table-cell table:formula="of:=SUM([.C9];[.F9])" office:value-type="currency" office:currency="EUR" office:value="0">
            <text:p>0,00 €</text:p>
          </table:table-cell>
          <table:table-cell table:formula="of:=SUM([.E9];[.H9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3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0">
            <text:p>0,00 €</text:p>
          </table:table-cell>
          <table:table-cell table:formula="of:=SUM([.C10];[.F10])" office:value-type="currency" office:currency="EUR" office:value="0">
            <text:p>0,00 €</text:p>
          </table:table-cell>
          <table:table-cell table:formula="of:=SUM([.E10];[.H10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3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0">
            <text:p>0,00 €</text:p>
          </table:table-cell>
          <table:table-cell table:formula="of:=SUM([.C11];[.F11])" office:value-type="currency" office:currency="EUR" office:value="0">
            <text:p>0,00 €</text:p>
          </table:table-cell>
          <table:table-cell table:formula="of:=SUM([.E11];[.H11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3">
          <table:table-cell office:value-type="string">
            <text:p>part_top_support</text:p>
          </table:table-cell>
          <table:table-cell table:formula="of:=2" office:value-type="float" office:value="2">
            <text:p>2</text:p>
          </table:table-cell>
          <table:table-cell/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0">
            <text:p>0,00 €</text:p>
          </table:table-cell>
          <table:table-cell table:formula="of:=SUM([.E12];[.H12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sculpteo.com/fr/">https://www.sculpteo.com/fr/</text:a></text:span></text:p>
          </table:table-cell>
        </table:table-row>
        <table:table-row table:style-name="ro3">
          <table:table-cell office:value-type="string">
            <text:p>Tuyau d'arrosage Diamètre intérieur du tuyau (en mm) 17.7</text:p>
          </table:table-cell>
          <table:table-cell table:formula="of:=1" office:value-type="float" office:value="1">
            <text:p>1</text:p>
          </table:table-cell>
          <table:table-cell table:formula="of:=17.5/1.2" office:value-type="currency" office:currency="EUR" office:value="14.5833333333333">
            <text:p>14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7.5">
            <text:p>17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2.9">
            <text:p>2,90 €</text:p>
          </table:table-cell>
          <table:table-cell table:formula="of:=SUM([.C13];[.F13])" office:value-type="currency" office:currency="EUR" office:value="17">
            <text:p>17,00 €</text:p>
          </table:table-cell>
          <table:table-cell table:formula="of:=SUM([.E13];[.H13])" office:value-type="currency" office:currency="EUR" office:value="20.4">
            <text:p>20,40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leroymerlin.fr/produits/terrasse-jardin/arrosage-pompe-et-recuperateur-eau-de-pluie/tuyau-arrosage-et-enrouleur-de-tuyau/tuyau-arrosage/tuyau-arrosage-l-20-m-diam-17-7-mm-81965593.html">https://www.leroymerlin.fr/produits/terrasse-jardin/arrosage-pompe-et-recuperateur-eau-de-pluie/tuyau-arrosage-et-enrouleur-de-tuyau/tuyau-arrosage/tuyau-arrosage-l-20-m-diam-17-7-mm-81965593.html</text:a></text:p>
          </table:table-cell>
        </table:table-row>
      </table:table>
      <table:table table:name="Version_7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/11/2022</text:date>, <text:time>13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1M31S</meta:editing-duration>
    <meta:editing-cycles>36</meta:editing-cycles>
    <meta:generator>OpenOffice/4.1.13$Win32 OpenOffice.org_project/4113m1$Build-9810</meta:generator>
    <dc:date>2022-11-26T13:21:45.06</dc:date>
    <meta:document-statistic meta:table-count="5" meta:cell-count="603" meta:object-count="0"/>
    <meta:user-defined meta:name="Info 1"/>
    <meta:user-defined meta:name="Info 2"/>
    <meta:user-defined meta:name="Info 3"/>
    <meta:user-defined meta:name="Info 4"/>
  </office:meta>
</office:document-meta>
</file>